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Impl.SessionImpl( SessionBean session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mpl.getSession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isSessionFinish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Impl.incrementInProgr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Impl.getEndDat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ssionImpl.session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StartDat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inProgressC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checkSessionComple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ssionImpl.isSessionStar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Impl.getSess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Tes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decrementInProgr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Impl.erro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sessionEnd( long loopTimeout , long hardTimeou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essionImpl.error( String msg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setEndDate( Calendar en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Impl.error( String msg , Exception e , boolean unrecover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ssionImpl.setSessionState( int session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closeSes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ssionImpl.getSession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setTestUser( String test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setStartDate( Calendar start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